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2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240.073cm" svg:y="118.546cm">
            <draw:text-box>
              <text:p><text:span text:style-name="T1">En desuso.-</text:span></text:p>
            </draw:text-box>
          </draw:frame>
          <draw:frame draw:z-index="2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4" draw:style-name="gr2" draw:text-style-name="P2" svg:width="26.391cm" svg:height="7.303cm" svg:x="340.191cm" svg:y="118.693cm">
            <draw:text-box>
              <text:p><text:span text:style-name="T2">Actualizar.-</text:span></text:p>
            </draw:text-box>
          </draw:frame>
          <draw:frame draw:z-index="5" draw:style-name="gr2" draw:text-style-name="P2" svg:width="26.391cm" svg:height="7.303cm" svg:x="373.38cm" svg:y="118.693cm">
            <draw:text-box>
              <text:p><text:span text:style-name="T2">Actualizar.-</text:span></text:p>
            </draw:text-box>
          </draw:frame>
          <draw:frame draw:z-index="6" draw:style-name="gr2" draw:text-style-name="P2" svg:width="26.391cm" svg:height="7.303cm" svg:x="406.57cm" svg:y="118.693cm">
            <draw:text-box>
              <text:p><text:span text:style-name="T2">Actualizar.-</text:span></text:p>
            </draw:text-box>
          </draw:frame>
          <draw:frame draw:z-index="7" draw:style-name="gr2" draw:text-style-name="P2" svg:width="26.391cm" svg:height="7.303cm" svg:x="439.758cm" svg:y="118.693cm">
            <draw:text-box>
              <text:p><text:span text:style-name="T2">Actualizar.-</text:span></text:p>
            </draw:text-box>
          </draw:frame>
          <draw:frame draw:z-index="8" draw:style-name="gr2" draw:text-style-name="P2" svg:width="26.391cm" svg:height="7.303cm" svg:x="472.948cm" svg:y="118.693cm">
            <draw:text-box>
              <text:p><text:span text:style-name="T2">Actualizar.-</text:span></text:p>
            </draw:text-box>
          </draw:frame>
          <draw:frame draw:z-index="9" draw:style-name="gr2" draw:text-style-name="P2" svg:width="26.391cm" svg:height="7.303cm" svg:x="506.137cm" svg:y="118.693cm">
            <draw:text-box>
              <text:p><text:span text:style-name="T2">Actualizar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6">
          <table:table-cell table:style-name="ce1"/>
          <table:table-cell table:number-columns-repeated="127"/>
        </table:table-row>
        <table:table-row table:style-name="ro6"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8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2"/>
        </table:table-row>
        <table:table-row table:style-name="ro6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0" table:number-columns-spanned="1" table:number-rows-spanned="4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60" table:number-columns-spanned="1" table:number-rows-spanned="10"/>
          <table:table-cell/>
          <table:table-cell table:style-name="ce13"/>
          <table:table-cell table:number-columns-repeated="5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9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48"/>
        </table:table-row>
        <table:table-row table:style-name="ro11"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11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08:30hs:Estudio/</text:span></text:p>
            <text:p><text:span text:style-name="T4">trabajo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0:50hs: </text:span></text:p>
            <text:p><text:span text:style-name="T4">Código Libre</text:span>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11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Galactic</text:span></text:p>
            <text:p><text:span text:style-name="T4">Gym</text:span>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11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table:style-name="ce48"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Bañ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11"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11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11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1:34:22.7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2-03-28T01:35:39.377000000</dc:date>
    <meta:editing-duration>PT53M10S</meta:editing-duration>
    <meta:editing-cycles>14</meta:editing-cycles>
    <meta:generator>LibreOffice/7.3.1.3$Windows_X86_64 LibreOffice_project/a69ca51ded25f3eefd52d7bf9a5fad8c90b87951</meta:generator>
    <meta:document-statistic meta:table-count="1" meta:cell-count="2912" meta:object-count="10"/>
  </office:meta>
</office:document-meta>
</file>